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5-wlc" table:style-name="ta1">
        <table:shapes>
          <draw:frame draw:z-index="0" draw:style-name="gr1" draw:text-style-name="P1" svg:width="6.2988in" svg:height="3.5429in" svg:x="4.7409in" svg:y="0.0394in">
            <draw:object draw:notify-on-update-of-ranges="'t5-wlc'.E1:'t5-wlc'.E1 't5-wlc'.E2:'t5-wlc'.E193 't5-wlc'.F1:'t5-wlc'.F1 't5-wlc'.F2:'t5-wlc'.F193 't5-wlc'.E1:'t5-wlc'.E1 't5-wlc'.E2:'t5-wlc'.E193 't5-wlc'.G1:'t5-wlc'.G1 't5-wlc'.G2:'t5-wlc'.G193 't5-wlc'.E1:'t5-wlc'.E1 't5-wlc'.E2:'t5-wlc'.E193 't5-wlc'.H1:'t5-wlc'.H1 't5-wlc'.H2:'t5-wlc'.H193 't5-wlc'.E1:'t5-wlc'.E1 't5-wlc'.E2:'t5-wlc'.E193 't5-wlc'.I1:'t5-wlc'.I1 't5-wlc'.I2:'t5-wlc'.I1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onn#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conn#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conn#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3" calcext:value-type="float">
            <text:p>1.013</text:p>
          </table:table-cell>
          <table:table-cell office:value-type="string" calcext:value-type="string">
            <text:p>conn#</text:p>
          </table:table-cell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4" calcext:value-type="float">
            <text:p>1.014</text:p>
          </table:table-cell>
          <table:table-cell office:value-type="string" calcext:value-type="string">
            <text:p>conn#</text:p>
          </table:table-cell>
          <table:table-cell office:value-type="float" office:value="1.014" calcext:value-type="float">
            <text:p>1.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conn#</text:p>
          </table:table-cell>
          <table:table-cell office:value-type="float" office:value="1.015" calcext:value-type="float">
            <text:p>1.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6" calcext:value-type="float">
            <text:p>1.016</text:p>
          </table:table-cell>
          <table:table-cell office:value-type="string" calcext:value-type="string">
            <text:p>conn#</text:p>
          </table:table-cell>
          <table:table-cell office:value-type="float" office:value="1.016" calcext:value-type="float">
            <text:p>1.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7" calcext:value-type="float">
            <text:p>1.017</text:p>
          </table:table-cell>
          <table:table-cell office:value-type="string" calcext:value-type="string">
            <text:p>conn#</text:p>
          </table:table-cell>
          <table:table-cell office:value-type="float" office:value="1.017" calcext:value-type="float">
            <text:p>1.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8" calcext:value-type="float">
            <text:p>1.018</text:p>
          </table:table-cell>
          <table:table-cell office:value-type="string" calcext:value-type="string">
            <text:p>conn#</text:p>
          </table:table-cell>
          <table:table-cell office:value-type="float" office:value="1.018" calcext:value-type="float">
            <text:p>1.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9" calcext:value-type="float">
            <text:p>1.019</text:p>
          </table:table-cell>
          <table:table-cell office:value-type="string" calcext:value-type="string">
            <text:p>conn#</text:p>
          </table:table-cell>
          <table:table-cell office:value-type="float" office:value="1.019" calcext:value-type="float">
            <text:p>1.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onn#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1" calcext:value-type="float">
            <text:p>1.021</text:p>
          </table:table-cell>
          <table:table-cell office:value-type="string" calcext:value-type="string">
            <text:p>conn#</text:p>
          </table:table-cell>
          <table:table-cell office:value-type="float" office:value="1.021" calcext:value-type="float">
            <text:p>1.0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2" calcext:value-type="float">
            <text:p>1.022</text:p>
          </table:table-cell>
          <table:table-cell office:value-type="string" calcext:value-type="string">
            <text:p>conn#</text:p>
          </table:table-cell>
          <table:table-cell office:value-type="float" office:value="1.022" calcext:value-type="float">
            <text:p>1.0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conn#</text:p>
          </table:table-cell>
          <table:table-cell office:value-type="float" office:value="1.023" calcext:value-type="float">
            <text:p>1.0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4" calcext:value-type="float">
            <text:p>1.024</text:p>
          </table:table-cell>
          <table:table-cell office:value-type="string" calcext:value-type="string">
            <text:p>conn#</text:p>
          </table:table-cell>
          <table:table-cell office:value-type="float" office:value="1.024" calcext:value-type="float">
            <text:p>1.0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5" calcext:value-type="float">
            <text:p>1.025</text:p>
          </table:table-cell>
          <table:table-cell office:value-type="string" calcext:value-type="string">
            <text:p>conn#</text:p>
          </table:table-cell>
          <table:table-cell office:value-type="float" office:value="1.025" calcext:value-type="float">
            <text:p>1.0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conn#</text:p>
          </table:table-cell>
          <table:table-cell office:value-type="float" office:value="1.026" calcext:value-type="float">
            <text:p>1.0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conn#</text:p>
          </table:table-cell>
          <table:table-cell office:value-type="float" office:value="1.027" calcext:value-type="float">
            <text:p>1.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8" calcext:value-type="float">
            <text:p>1.028</text:p>
          </table:table-cell>
          <table:table-cell office:value-type="string" calcext:value-type="string">
            <text:p>conn#</text:p>
          </table:table-cell>
          <table:table-cell office:value-type="float" office:value="1.028" calcext:value-type="float">
            <text:p>1.0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9" calcext:value-type="float">
            <text:p>1.029</text:p>
          </table:table-cell>
          <table:table-cell office:value-type="string" calcext:value-type="string">
            <text:p>conn#</text:p>
          </table:table-cell>
          <table:table-cell office:value-type="float" office:value="1.029" calcext:value-type="float">
            <text:p>1.02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onn#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1" calcext:value-type="float">
            <text:p>1.031</text:p>
          </table:table-cell>
          <table:table-cell office:value-type="string" calcext:value-type="string">
            <text:p>conn#</text:p>
          </table:table-cell>
          <table:table-cell office:value-type="float" office:value="1.031" calcext:value-type="float">
            <text:p>1.0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conn#</text:p>
          </table:table-cell>
          <table:table-cell office:value-type="float" office:value="1.032" calcext:value-type="float">
            <text:p>1.0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3" calcext:value-type="float">
            <text:p>1.033</text:p>
          </table:table-cell>
          <table:table-cell office:value-type="string" calcext:value-type="string">
            <text:p>conn#</text:p>
          </table:table-cell>
          <table:table-cell office:value-type="float" office:value="1.033" calcext:value-type="float">
            <text:p>1.0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32394" calcext:value-type="float">
            <text:p>1.32394</text:p>
          </table:table-cell>
          <table:table-cell office:value-type="string" calcext:value-type="string">
            <text:p>conn#</text:p>
          </table:table-cell>
          <table:table-cell office:value-type="float" office:value="1.32394" calcext:value-type="float">
            <text:p>1.3239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38182" calcext:value-type="float">
            <text:p>1.38182</text:p>
          </table:table-cell>
          <table:table-cell office:value-type="string" calcext:value-type="string">
            <text:p>conn#</text:p>
          </table:table-cell>
          <table:table-cell office:value-type="float" office:value="1.38182" calcext:value-type="float">
            <text:p>1.3818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40765" calcext:value-type="float">
            <text:p>1.40765</text:p>
          </table:table-cell>
          <table:table-cell office:value-type="string" calcext:value-type="string">
            <text:p>conn#</text:p>
          </table:table-cell>
          <table:table-cell office:value-type="float" office:value="1.40765" calcext:value-type="float">
            <text:p>1.4076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51678" calcext:value-type="float">
            <text:p>1.51678</text:p>
          </table:table-cell>
          <table:table-cell office:value-type="string" calcext:value-type="string">
            <text:p>conn#</text:p>
          </table:table-cell>
          <table:table-cell office:value-type="float" office:value="1.51678" calcext:value-type="float">
            <text:p>1.5167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54496" calcext:value-type="float">
            <text:p>1.54496</text:p>
          </table:table-cell>
          <table:table-cell office:value-type="string" calcext:value-type="string">
            <text:p>conn#</text:p>
          </table:table-cell>
          <table:table-cell office:value-type="float" office:value="1.54496" calcext:value-type="float">
            <text:p>1.5449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56043" calcext:value-type="float">
            <text:p>1.56043</text:p>
          </table:table-cell>
          <table:table-cell office:value-type="string" calcext:value-type="string">
            <text:p>conn#</text:p>
          </table:table-cell>
          <table:table-cell office:value-type="float" office:value="1.56043" calcext:value-type="float">
            <text:p>1.5604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56297" calcext:value-type="float">
            <text:p>1.56297</text:p>
          </table:table-cell>
          <table:table-cell office:value-type="string" calcext:value-type="string">
            <text:p>conn#</text:p>
          </table:table-cell>
          <table:table-cell office:value-type="float" office:value="1.56297" calcext:value-type="float">
            <text:p>1.5629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2139" calcext:value-type="float">
            <text:p>1.62139</text:p>
          </table:table-cell>
          <table:table-cell office:value-type="string" calcext:value-type="string">
            <text:p>conn#</text:p>
          </table:table-cell>
          <table:table-cell office:value-type="float" office:value="1.62139" calcext:value-type="float">
            <text:p>1.621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6523" calcext:value-type="float">
            <text:p>1.66523</text:p>
          </table:table-cell>
          <table:table-cell office:value-type="string" calcext:value-type="string">
            <text:p>conn#</text:p>
          </table:table-cell>
          <table:table-cell office:value-type="float" office:value="1.66523" calcext:value-type="float">
            <text:p>1.665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7717" calcext:value-type="float">
            <text:p>1.67717</text:p>
          </table:table-cell>
          <table:table-cell office:value-type="string" calcext:value-type="string">
            <text:p>conn#</text:p>
          </table:table-cell>
          <table:table-cell office:value-type="float" office:value="1.67717" calcext:value-type="float">
            <text:p>1.677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0459" calcext:value-type="float">
            <text:p>1.70459</text:p>
          </table:table-cell>
          <table:table-cell office:value-type="string" calcext:value-type="string">
            <text:p>conn#</text:p>
          </table:table-cell>
          <table:table-cell office:value-type="float" office:value="1.70459" calcext:value-type="float">
            <text:p>1.70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0752" calcext:value-type="float">
            <text:p>1.70752</text:p>
          </table:table-cell>
          <table:table-cell office:value-type="string" calcext:value-type="string">
            <text:p>conn#</text:p>
          </table:table-cell>
          <table:table-cell office:value-type="float" office:value="1.70752" calcext:value-type="float">
            <text:p>1.707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0839" calcext:value-type="float">
            <text:p>1.70839</text:p>
          </table:table-cell>
          <table:table-cell office:value-type="string" calcext:value-type="string">
            <text:p>conn#</text:p>
          </table:table-cell>
          <table:table-cell office:value-type="float" office:value="1.70839" calcext:value-type="float">
            <text:p>1.70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2015" calcext:value-type="float">
            <text:p>1.72015</text:p>
          </table:table-cell>
          <table:table-cell office:value-type="string" calcext:value-type="string">
            <text:p>conn#</text:p>
          </table:table-cell>
          <table:table-cell office:value-type="float" office:value="1.72015" calcext:value-type="float">
            <text:p>1.7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2309" calcext:value-type="float">
            <text:p>1.72309</text:p>
          </table:table-cell>
          <table:table-cell office:value-type="string" calcext:value-type="string">
            <text:p>conn#</text:p>
          </table:table-cell>
          <table:table-cell office:value-type="float" office:value="1.72309" calcext:value-type="float">
            <text:p>1.72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337" calcext:value-type="float">
            <text:p>1.7337</text:p>
          </table:table-cell>
          <table:table-cell office:value-type="string" calcext:value-type="string">
            <text:p>conn#</text:p>
          </table:table-cell>
          <table:table-cell office:value-type="float" office:value="1.7337" calcext:value-type="float">
            <text:p>1.73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3646" calcext:value-type="float">
            <text:p>1.73646</text:p>
          </table:table-cell>
          <table:table-cell office:value-type="string" calcext:value-type="string">
            <text:p>conn#</text:p>
          </table:table-cell>
          <table:table-cell office:value-type="float" office:value="1.73646" calcext:value-type="float">
            <text:p>1.73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4022" calcext:value-type="float">
            <text:p>1.74022</text:p>
          </table:table-cell>
          <table:table-cell office:value-type="string" calcext:value-type="string">
            <text:p>conn#</text:p>
          </table:table-cell>
          <table:table-cell office:value-type="float" office:value="1.74022" calcext:value-type="float">
            <text:p>1.74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4449" calcext:value-type="float">
            <text:p>1.74449</text:p>
          </table:table-cell>
          <table:table-cell office:value-type="string" calcext:value-type="string">
            <text:p>conn#</text:p>
          </table:table-cell>
          <table:table-cell office:value-type="float" office:value="1.74449" calcext:value-type="float">
            <text:p>1.74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4837" calcext:value-type="float">
            <text:p>1.74837</text:p>
          </table:table-cell>
          <table:table-cell office:value-type="string" calcext:value-type="string">
            <text:p>conn#</text:p>
          </table:table-cell>
          <table:table-cell office:value-type="float" office:value="1.74837" calcext:value-type="float">
            <text:p>1.74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4985" calcext:value-type="float">
            <text:p>1.74985</text:p>
          </table:table-cell>
          <table:table-cell office:value-type="string" calcext:value-type="string">
            <text:p>conn#</text:p>
          </table:table-cell>
          <table:table-cell office:value-type="float" office:value="1.74985" calcext:value-type="float">
            <text:p>1.74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5399" calcext:value-type="float">
            <text:p>1.75399</text:p>
          </table:table-cell>
          <table:table-cell office:value-type="string" calcext:value-type="string">
            <text:p>conn#</text:p>
          </table:table-cell>
          <table:table-cell office:value-type="float" office:value="1.75399" calcext:value-type="float">
            <text:p>1.75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8875" calcext:value-type="float">
            <text:p>1.78875</text:p>
          </table:table-cell>
          <table:table-cell office:value-type="string" calcext:value-type="string">
            <text:p>conn#</text:p>
          </table:table-cell>
          <table:table-cell office:value-type="float" office:value="1.78875" calcext:value-type="float">
            <text:p>1.78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983" calcext:value-type="float">
            <text:p>1.7983</text:p>
          </table:table-cell>
          <table:table-cell office:value-type="string" calcext:value-type="string">
            <text:p>conn#</text:p>
          </table:table-cell>
          <table:table-cell office:value-type="float" office:value="1.7983" calcext:value-type="float">
            <text:p>1.79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conn#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1" calcext:value-type="float">
            <text:p>2.011</text:p>
          </table:table-cell>
          <table:table-cell office:value-type="string" calcext:value-type="string">
            <text:p>conn#</text:p>
          </table:table-cell>
          <table:table-cell office:value-type="float" office:value="2.011" calcext:value-type="float">
            <text:p>2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2" calcext:value-type="float">
            <text:p>2.012</text:p>
          </table:table-cell>
          <table:table-cell office:value-type="string" calcext:value-type="string">
            <text:p>conn#</text:p>
          </table:table-cell>
          <table:table-cell office:value-type="float" office:value="2.012" calcext:value-type="float">
            <text:p>2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3" calcext:value-type="float">
            <text:p>2.013</text:p>
          </table:table-cell>
          <table:table-cell office:value-type="string" calcext:value-type="string">
            <text:p>conn#</text:p>
          </table:table-cell>
          <table:table-cell office:value-type="float" office:value="2.013" calcext:value-type="float">
            <text:p>2.0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4" calcext:value-type="float">
            <text:p>2.014</text:p>
          </table:table-cell>
          <table:table-cell office:value-type="string" calcext:value-type="string">
            <text:p>conn#</text:p>
          </table:table-cell>
          <table:table-cell office:value-type="float" office:value="2.014" calcext:value-type="float">
            <text:p>2.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conn#</text:p>
          </table:table-cell>
          <table:table-cell office:value-type="float" office:value="2.015" calcext:value-type="float">
            <text:p>2.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6" calcext:value-type="float">
            <text:p>2.016</text:p>
          </table:table-cell>
          <table:table-cell office:value-type="string" calcext:value-type="string">
            <text:p>conn#</text:p>
          </table:table-cell>
          <table:table-cell office:value-type="float" office:value="2.016" calcext:value-type="float">
            <text:p>2.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7" calcext:value-type="float">
            <text:p>2.017</text:p>
          </table:table-cell>
          <table:table-cell office:value-type="string" calcext:value-type="string">
            <text:p>conn#</text:p>
          </table:table-cell>
          <table:table-cell office:value-type="float" office:value="2.017" calcext:value-type="float">
            <text:p>2.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conn#</text:p>
          </table:table-cell>
          <table:table-cell office:value-type="float" office:value="2.018" calcext:value-type="float">
            <text:p>2.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9" calcext:value-type="float">
            <text:p>2.019</text:p>
          </table:table-cell>
          <table:table-cell office:value-type="string" calcext:value-type="string">
            <text:p>conn#</text:p>
          </table:table-cell>
          <table:table-cell office:value-type="float" office:value="2.019" calcext:value-type="float">
            <text:p>2.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conn#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1" calcext:value-type="float">
            <text:p>2.021</text:p>
          </table:table-cell>
          <table:table-cell office:value-type="string" calcext:value-type="string">
            <text:p>conn#</text:p>
          </table:table-cell>
          <table:table-cell office:value-type="float" office:value="2.021" calcext:value-type="float">
            <text:p>2.0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conn#</text:p>
          </table:table-cell>
          <table:table-cell office:value-type="float" office:value="2.022" calcext:value-type="float">
            <text:p>2.0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3" calcext:value-type="float">
            <text:p>2.023</text:p>
          </table:table-cell>
          <table:table-cell office:value-type="string" calcext:value-type="string">
            <text:p>conn#</text:p>
          </table:table-cell>
          <table:table-cell office:value-type="float" office:value="2.023" calcext:value-type="float">
            <text:p>2.0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conn#</text:p>
          </table:table-cell>
          <table:table-cell office:value-type="float" office:value="2.024" calcext:value-type="float">
            <text:p>2.0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conn#</text:p>
          </table:table-cell>
          <table:table-cell office:value-type="float" office:value="2.025" calcext:value-type="float">
            <text:p>2.0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6" calcext:value-type="float">
            <text:p>2.026</text:p>
          </table:table-cell>
          <table:table-cell office:value-type="string" calcext:value-type="string">
            <text:p>conn#</text:p>
          </table:table-cell>
          <table:table-cell office:value-type="float" office:value="2.026" calcext:value-type="float">
            <text:p>2.0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7" calcext:value-type="float">
            <text:p>2.027</text:p>
          </table:table-cell>
          <table:table-cell office:value-type="string" calcext:value-type="string">
            <text:p>conn#</text:p>
          </table:table-cell>
          <table:table-cell office:value-type="float" office:value="2.027" calcext:value-type="float">
            <text:p>2.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8" calcext:value-type="float">
            <text:p>2.028</text:p>
          </table:table-cell>
          <table:table-cell office:value-type="string" calcext:value-type="string">
            <text:p>conn#</text:p>
          </table:table-cell>
          <table:table-cell office:value-type="float" office:value="2.028" calcext:value-type="float">
            <text:p>2.0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9" calcext:value-type="float">
            <text:p>2.029</text:p>
          </table:table-cell>
          <table:table-cell office:value-type="string" calcext:value-type="string">
            <text:p>conn#</text:p>
          </table:table-cell>
          <table:table-cell office:value-type="float" office:value="2.029" calcext:value-type="float">
            <text:p>2.02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conn#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1" calcext:value-type="float">
            <text:p>2.031</text:p>
          </table:table-cell>
          <table:table-cell office:value-type="string" calcext:value-type="string">
            <text:p>conn#</text:p>
          </table:table-cell>
          <table:table-cell office:value-type="float" office:value="2.031" calcext:value-type="float">
            <text:p>2.0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2" calcext:value-type="float">
            <text:p>2.032</text:p>
          </table:table-cell>
          <table:table-cell office:value-type="string" calcext:value-type="string">
            <text:p>conn#</text:p>
          </table:table-cell>
          <table:table-cell office:value-type="float" office:value="2.032" calcext:value-type="float">
            <text:p>2.0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conn#</text:p>
          </table:table-cell>
          <table:table-cell office:value-type="float" office:value="2.033" calcext:value-type="float">
            <text:p>2.0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36241" calcext:value-type="float">
            <text:p>2.36241</text:p>
          </table:table-cell>
          <table:table-cell office:value-type="string" calcext:value-type="string">
            <text:p>conn#</text:p>
          </table:table-cell>
          <table:table-cell office:value-type="float" office:value="2.36241" calcext:value-type="float">
            <text:p>2.362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56418" calcext:value-type="float">
            <text:p>2.56418</text:p>
          </table:table-cell>
          <table:table-cell office:value-type="string" calcext:value-type="string">
            <text:p>conn#</text:p>
          </table:table-cell>
          <table:table-cell office:value-type="float" office:value="2.56418" calcext:value-type="float">
            <text:p>2.564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58498" calcext:value-type="float">
            <text:p>2.58498</text:p>
          </table:table-cell>
          <table:table-cell office:value-type="string" calcext:value-type="string">
            <text:p>conn#</text:p>
          </table:table-cell>
          <table:table-cell office:value-type="float" office:value="2.58498" calcext:value-type="float">
            <text:p>2.584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0752" calcext:value-type="float">
            <text:p>2.60752</text:p>
          </table:table-cell>
          <table:table-cell office:value-type="string" calcext:value-type="string">
            <text:p>conn#</text:p>
          </table:table-cell>
          <table:table-cell office:value-type="float" office:value="2.60752" calcext:value-type="float">
            <text:p>2.6075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1989" calcext:value-type="float">
            <text:p>2.61989</text:p>
          </table:table-cell>
          <table:table-cell office:value-type="string" calcext:value-type="string">
            <text:p>conn#</text:p>
          </table:table-cell>
          <table:table-cell office:value-type="float" office:value="2.61989" calcext:value-type="float">
            <text:p>2.6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4311" calcext:value-type="float">
            <text:p>2.64311</text:p>
          </table:table-cell>
          <table:table-cell office:value-type="string" calcext:value-type="string">
            <text:p>conn#</text:p>
          </table:table-cell>
          <table:table-cell office:value-type="float" office:value="2.64311" calcext:value-type="float">
            <text:p>2.643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5132" calcext:value-type="float">
            <text:p>2.65132</text:p>
          </table:table-cell>
          <table:table-cell office:value-type="string" calcext:value-type="string">
            <text:p>conn#</text:p>
          </table:table-cell>
          <table:table-cell office:value-type="float" office:value="2.65132" calcext:value-type="float">
            <text:p>2.65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5632" calcext:value-type="float">
            <text:p>2.65632</text:p>
          </table:table-cell>
          <table:table-cell office:value-type="string" calcext:value-type="string">
            <text:p>conn#</text:p>
          </table:table-cell>
          <table:table-cell office:value-type="float" office:value="2.65632" calcext:value-type="float">
            <text:p>2.656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6809" calcext:value-type="float">
            <text:p>2.66809</text:p>
          </table:table-cell>
          <table:table-cell office:value-type="string" calcext:value-type="string">
            <text:p>conn#</text:p>
          </table:table-cell>
          <table:table-cell office:value-type="float" office:value="2.66809" calcext:value-type="float">
            <text:p>2.66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726" calcext:value-type="float">
            <text:p>2.6726</text:p>
          </table:table-cell>
          <table:table-cell office:value-type="string" calcext:value-type="string">
            <text:p>conn#</text:p>
          </table:table-cell>
          <table:table-cell office:value-type="float" office:value="2.6726" calcext:value-type="float">
            <text:p>2.67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75" calcext:value-type="float">
            <text:p>2.675</text:p>
          </table:table-cell>
          <table:table-cell office:value-type="string" calcext:value-type="string">
            <text:p>conn#</text:p>
          </table:table-cell>
          <table:table-cell office:value-type="float" office:value="2.675" calcext:value-type="float">
            <text:p>2.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8406" calcext:value-type="float">
            <text:p>2.68406</text:p>
          </table:table-cell>
          <table:table-cell office:value-type="string" calcext:value-type="string">
            <text:p>conn#</text:p>
          </table:table-cell>
          <table:table-cell office:value-type="float" office:value="2.68406" calcext:value-type="float">
            <text:p>2.684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9163" calcext:value-type="float">
            <text:p>2.69163</text:p>
          </table:table-cell>
          <table:table-cell office:value-type="string" calcext:value-type="string">
            <text:p>conn#</text:p>
          </table:table-cell>
          <table:table-cell office:value-type="float" office:value="2.69163" calcext:value-type="float">
            <text:p>2.6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96" calcext:value-type="float">
            <text:p>2.696</text:p>
          </table:table-cell>
          <table:table-cell office:value-type="string" calcext:value-type="string">
            <text:p>conn#</text:p>
          </table:table-cell>
          <table:table-cell office:value-type="float" office:value="2.696" calcext:value-type="float">
            <text:p>2.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1735" calcext:value-type="float">
            <text:p>2.71735</text:p>
          </table:table-cell>
          <table:table-cell office:value-type="string" calcext:value-type="string">
            <text:p>conn#</text:p>
          </table:table-cell>
          <table:table-cell office:value-type="float" office:value="2.71735" calcext:value-type="float">
            <text:p>2.71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2635" calcext:value-type="float">
            <text:p>2.72635</text:p>
          </table:table-cell>
          <table:table-cell office:value-type="string" calcext:value-type="string">
            <text:p>conn#</text:p>
          </table:table-cell>
          <table:table-cell office:value-type="float" office:value="2.72635" calcext:value-type="float">
            <text:p>2.726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3162" calcext:value-type="float">
            <text:p>2.73162</text:p>
          </table:table-cell>
          <table:table-cell office:value-type="string" calcext:value-type="string">
            <text:p>conn#</text:p>
          </table:table-cell>
          <table:table-cell office:value-type="float" office:value="2.73162" calcext:value-type="float">
            <text:p>2.73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3231" calcext:value-type="float">
            <text:p>2.73231</text:p>
          </table:table-cell>
          <table:table-cell office:value-type="string" calcext:value-type="string">
            <text:p>conn#</text:p>
          </table:table-cell>
          <table:table-cell office:value-type="float" office:value="2.73231" calcext:value-type="float">
            <text:p>2.73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704" calcext:value-type="float">
            <text:p>2.7704</text:p>
          </table:table-cell>
          <table:table-cell office:value-type="string" calcext:value-type="string">
            <text:p>conn#</text:p>
          </table:table-cell>
          <table:table-cell office:value-type="float" office:value="2.7704" calcext:value-type="float">
            <text:p>2.7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7514" calcext:value-type="float">
            <text:p>2.77514</text:p>
          </table:table-cell>
          <table:table-cell office:value-type="string" calcext:value-type="string">
            <text:p>conn#</text:p>
          </table:table-cell>
          <table:table-cell office:value-type="float" office:value="2.77514" calcext:value-type="float">
            <text:p>2.77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7765" calcext:value-type="float">
            <text:p>2.77765</text:p>
          </table:table-cell>
          <table:table-cell office:value-type="string" calcext:value-type="string">
            <text:p>conn#</text:p>
          </table:table-cell>
          <table:table-cell office:value-type="float" office:value="2.77765" calcext:value-type="float">
            <text:p>2.77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8035" calcext:value-type="float">
            <text:p>2.78035</text:p>
          </table:table-cell>
          <table:table-cell office:value-type="string" calcext:value-type="string">
            <text:p>conn#</text:p>
          </table:table-cell>
          <table:table-cell office:value-type="float" office:value="2.78035" calcext:value-type="float">
            <text:p>2.78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9403" calcext:value-type="float">
            <text:p>2.79403</text:p>
          </table:table-cell>
          <table:table-cell office:value-type="string" calcext:value-type="string">
            <text:p>conn#</text:p>
          </table:table-cell>
          <table:table-cell office:value-type="float" office:value="2.79403" calcext:value-type="float">
            <text:p>2.7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82508" calcext:value-type="float">
            <text:p>2.82508</text:p>
          </table:table-cell>
          <table:table-cell office:value-type="string" calcext:value-type="string">
            <text:p>conn#</text:p>
          </table:table-cell>
          <table:table-cell office:value-type="float" office:value="2.82508" calcext:value-type="float">
            <text:p>2.82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conn#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1" calcext:value-type="float">
            <text:p>3.011</text:p>
          </table:table-cell>
          <table:table-cell office:value-type="string" calcext:value-type="string">
            <text:p>conn#</text:p>
          </table:table-cell>
          <table:table-cell office:value-type="float" office:value="3.011" calcext:value-type="float">
            <text:p>3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2" calcext:value-type="float">
            <text:p>3.012</text:p>
          </table:table-cell>
          <table:table-cell office:value-type="string" calcext:value-type="string">
            <text:p>conn#</text:p>
          </table:table-cell>
          <table:table-cell office:value-type="float" office:value="3.012" calcext:value-type="float">
            <text:p>3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3" calcext:value-type="float">
            <text:p>3.013</text:p>
          </table:table-cell>
          <table:table-cell office:value-type="string" calcext:value-type="string">
            <text:p>conn#</text:p>
          </table:table-cell>
          <table:table-cell office:value-type="float" office:value="3.013" calcext:value-type="float">
            <text:p>3.0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conn#</text:p>
          </table:table-cell>
          <table:table-cell office:value-type="float" office:value="3.014" calcext:value-type="float">
            <text:p>3.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5" calcext:value-type="float">
            <text:p>3.015</text:p>
          </table:table-cell>
          <table:table-cell office:value-type="string" calcext:value-type="string">
            <text:p>conn#</text:p>
          </table:table-cell>
          <table:table-cell office:value-type="float" office:value="3.015" calcext:value-type="float">
            <text:p>3.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6" calcext:value-type="float">
            <text:p>3.016</text:p>
          </table:table-cell>
          <table:table-cell office:value-type="string" calcext:value-type="string">
            <text:p>conn#</text:p>
          </table:table-cell>
          <table:table-cell office:value-type="float" office:value="3.016" calcext:value-type="float">
            <text:p>3.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7" calcext:value-type="float">
            <text:p>3.017</text:p>
          </table:table-cell>
          <table:table-cell office:value-type="string" calcext:value-type="string">
            <text:p>conn#</text:p>
          </table:table-cell>
          <table:table-cell office:value-type="float" office:value="3.017" calcext:value-type="float">
            <text:p>3.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8" calcext:value-type="float">
            <text:p>3.018</text:p>
          </table:table-cell>
          <table:table-cell office:value-type="string" calcext:value-type="string">
            <text:p>conn#</text:p>
          </table:table-cell>
          <table:table-cell office:value-type="float" office:value="3.018" calcext:value-type="float">
            <text:p>3.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9" calcext:value-type="float">
            <text:p>3.019</text:p>
          </table:table-cell>
          <table:table-cell office:value-type="string" calcext:value-type="string">
            <text:p>conn#</text:p>
          </table:table-cell>
          <table:table-cell office:value-type="float" office:value="3.019" calcext:value-type="float">
            <text:p>3.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conn#</text:p>
          </table:table-cell>
          <table:table-cell office:value-type="float" office:value="3.02" calcext:value-type="float">
            <text:p>3.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1" calcext:value-type="float">
            <text:p>3.021</text:p>
          </table:table-cell>
          <table:table-cell office:value-type="string" calcext:value-type="string">
            <text:p>conn#</text:p>
          </table:table-cell>
          <table:table-cell office:value-type="float" office:value="3.021" calcext:value-type="float">
            <text:p>3.0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2" calcext:value-type="float">
            <text:p>3.022</text:p>
          </table:table-cell>
          <table:table-cell office:value-type="string" calcext:value-type="string">
            <text:p>conn#</text:p>
          </table:table-cell>
          <table:table-cell office:value-type="float" office:value="3.022" calcext:value-type="float">
            <text:p>3.0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3" calcext:value-type="float">
            <text:p>3.023</text:p>
          </table:table-cell>
          <table:table-cell office:value-type="string" calcext:value-type="string">
            <text:p>conn#</text:p>
          </table:table-cell>
          <table:table-cell office:value-type="float" office:value="3.023" calcext:value-type="float">
            <text:p>3.0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4" calcext:value-type="float">
            <text:p>3.024</text:p>
          </table:table-cell>
          <table:table-cell office:value-type="string" calcext:value-type="string">
            <text:p>conn#</text:p>
          </table:table-cell>
          <table:table-cell office:value-type="float" office:value="3.024" calcext:value-type="float">
            <text:p>3.0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5" calcext:value-type="float">
            <text:p>3.025</text:p>
          </table:table-cell>
          <table:table-cell office:value-type="string" calcext:value-type="string">
            <text:p>conn#</text:p>
          </table:table-cell>
          <table:table-cell office:value-type="float" office:value="3.025" calcext:value-type="float">
            <text:p>3.0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6" calcext:value-type="float">
            <text:p>3.026</text:p>
          </table:table-cell>
          <table:table-cell office:value-type="string" calcext:value-type="string">
            <text:p>conn#</text:p>
          </table:table-cell>
          <table:table-cell office:value-type="float" office:value="3.026" calcext:value-type="float">
            <text:p>3.0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7" calcext:value-type="float">
            <text:p>3.027</text:p>
          </table:table-cell>
          <table:table-cell office:value-type="string" calcext:value-type="string">
            <text:p>conn#</text:p>
          </table:table-cell>
          <table:table-cell office:value-type="float" office:value="3.027" calcext:value-type="float">
            <text:p>3.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8" calcext:value-type="float">
            <text:p>3.028</text:p>
          </table:table-cell>
          <table:table-cell office:value-type="string" calcext:value-type="string">
            <text:p>conn#</text:p>
          </table:table-cell>
          <table:table-cell office:value-type="float" office:value="3.028" calcext:value-type="float">
            <text:p>3.0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9" calcext:value-type="float">
            <text:p>3.029</text:p>
          </table:table-cell>
          <table:table-cell office:value-type="string" calcext:value-type="string">
            <text:p>conn#</text:p>
          </table:table-cell>
          <table:table-cell office:value-type="float" office:value="3.029" calcext:value-type="float">
            <text:p>3.02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conn#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1" calcext:value-type="float">
            <text:p>3.031</text:p>
          </table:table-cell>
          <table:table-cell office:value-type="string" calcext:value-type="string">
            <text:p>conn#</text:p>
          </table:table-cell>
          <table:table-cell office:value-type="float" office:value="3.031" calcext:value-type="float">
            <text:p>3.0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conn#</text:p>
          </table:table-cell>
          <table:table-cell office:value-type="float" office:value="3.032" calcext:value-type="float">
            <text:p>3.0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3" calcext:value-type="float">
            <text:p>3.033</text:p>
          </table:table-cell>
          <table:table-cell office:value-type="string" calcext:value-type="string">
            <text:p>conn#</text:p>
          </table:table-cell>
          <table:table-cell office:value-type="float" office:value="3.033" calcext:value-type="float">
            <text:p>3.0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37116" calcext:value-type="float">
            <text:p>3.37116</text:p>
          </table:table-cell>
          <table:table-cell office:value-type="string" calcext:value-type="string">
            <text:p>conn#</text:p>
          </table:table-cell>
          <table:table-cell office:value-type="float" office:value="3.37116" calcext:value-type="float">
            <text:p>3.371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4279" calcext:value-type="float">
            <text:p>3.4279</text:p>
          </table:table-cell>
          <table:table-cell office:value-type="string" calcext:value-type="string">
            <text:p>conn#</text:p>
          </table:table-cell>
          <table:table-cell office:value-type="float" office:value="3.4279" calcext:value-type="float">
            <text:p>3.427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55581" calcext:value-type="float">
            <text:p>3.55581</text:p>
          </table:table-cell>
          <table:table-cell office:value-type="string" calcext:value-type="string">
            <text:p>conn#</text:p>
          </table:table-cell>
          <table:table-cell office:value-type="float" office:value="3.55581" calcext:value-type="float">
            <text:p>3.5558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56034" calcext:value-type="float">
            <text:p>3.56034</text:p>
          </table:table-cell>
          <table:table-cell office:value-type="string" calcext:value-type="string">
            <text:p>conn#</text:p>
          </table:table-cell>
          <table:table-cell office:value-type="float" office:value="3.56034" calcext:value-type="float">
            <text:p>3.5603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61975" calcext:value-type="float">
            <text:p>3.61975</text:p>
          </table:table-cell>
          <table:table-cell office:value-type="string" calcext:value-type="string">
            <text:p>conn#</text:p>
          </table:table-cell>
          <table:table-cell office:value-type="float" office:value="3.61975" calcext:value-type="float">
            <text:p>3.61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65175" calcext:value-type="float">
            <text:p>3.65175</text:p>
          </table:table-cell>
          <table:table-cell office:value-type="string" calcext:value-type="string">
            <text:p>conn#</text:p>
          </table:table-cell>
          <table:table-cell office:value-type="float" office:value="3.65175" calcext:value-type="float">
            <text:p>3.651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67608" calcext:value-type="float">
            <text:p>3.67608</text:p>
          </table:table-cell>
          <table:table-cell office:value-type="string" calcext:value-type="string">
            <text:p>conn#</text:p>
          </table:table-cell>
          <table:table-cell office:value-type="float" office:value="3.67608" calcext:value-type="float">
            <text:p>3.676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2742" calcext:value-type="float">
            <text:p>3.72742</text:p>
          </table:table-cell>
          <table:table-cell office:value-type="string" calcext:value-type="string">
            <text:p>conn#</text:p>
          </table:table-cell>
          <table:table-cell office:value-type="float" office:value="3.72742" calcext:value-type="float">
            <text:p>3.727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5744" calcext:value-type="float">
            <text:p>3.75744</text:p>
          </table:table-cell>
          <table:table-cell office:value-type="string" calcext:value-type="string">
            <text:p>conn#</text:p>
          </table:table-cell>
          <table:table-cell office:value-type="float" office:value="3.75744" calcext:value-type="float">
            <text:p>3.75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5971" calcext:value-type="float">
            <text:p>3.75971</text:p>
          </table:table-cell>
          <table:table-cell office:value-type="string" calcext:value-type="string">
            <text:p>conn#</text:p>
          </table:table-cell>
          <table:table-cell office:value-type="float" office:value="3.75971" calcext:value-type="float">
            <text:p>3.759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7488" calcext:value-type="float">
            <text:p>3.77488</text:p>
          </table:table-cell>
          <table:table-cell office:value-type="string" calcext:value-type="string">
            <text:p>conn#</text:p>
          </table:table-cell>
          <table:table-cell office:value-type="float" office:value="3.77488" calcext:value-type="float">
            <text:p>3.774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7939" calcext:value-type="float">
            <text:p>3.77939</text:p>
          </table:table-cell>
          <table:table-cell office:value-type="string" calcext:value-type="string">
            <text:p>conn#</text:p>
          </table:table-cell>
          <table:table-cell office:value-type="float" office:value="3.77939" calcext:value-type="float">
            <text:p>3.779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8586" calcext:value-type="float">
            <text:p>3.78586</text:p>
          </table:table-cell>
          <table:table-cell office:value-type="string" calcext:value-type="string">
            <text:p>conn#</text:p>
          </table:table-cell>
          <table:table-cell office:value-type="float" office:value="3.78586" calcext:value-type="float">
            <text:p>3.78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926" calcext:value-type="float">
            <text:p>3.7926</text:p>
          </table:table-cell>
          <table:table-cell office:value-type="string" calcext:value-type="string">
            <text:p>conn#</text:p>
          </table:table-cell>
          <table:table-cell office:value-type="float" office:value="3.7926" calcext:value-type="float">
            <text:p>3.79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2358" calcext:value-type="float">
            <text:p>3.82358</text:p>
          </table:table-cell>
          <table:table-cell office:value-type="string" calcext:value-type="string">
            <text:p>conn#</text:p>
          </table:table-cell>
          <table:table-cell office:value-type="float" office:value="3.82358" calcext:value-type="float">
            <text:p>3.823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264" calcext:value-type="float">
            <text:p>3.8264</text:p>
          </table:table-cell>
          <table:table-cell office:value-type="string" calcext:value-type="string">
            <text:p>conn#</text:p>
          </table:table-cell>
          <table:table-cell office:value-type="float" office:value="3.8264" calcext:value-type="float">
            <text:p>3.82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5362" calcext:value-type="float">
            <text:p>3.85362</text:p>
          </table:table-cell>
          <table:table-cell office:value-type="string" calcext:value-type="string">
            <text:p>conn#</text:p>
          </table:table-cell>
          <table:table-cell office:value-type="float" office:value="3.85362" calcext:value-type="float">
            <text:p>3.85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7909" calcext:value-type="float">
            <text:p>3.87909</text:p>
          </table:table-cell>
          <table:table-cell office:value-type="string" calcext:value-type="string">
            <text:p>conn#</text:p>
          </table:table-cell>
          <table:table-cell office:value-type="float" office:value="3.87909" calcext:value-type="float">
            <text:p>3.87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7955" calcext:value-type="float">
            <text:p>3.87955</text:p>
          </table:table-cell>
          <table:table-cell office:value-type="string" calcext:value-type="string">
            <text:p>conn#</text:p>
          </table:table-cell>
          <table:table-cell office:value-type="float" office:value="3.87955" calcext:value-type="float">
            <text:p>3.87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90847" calcext:value-type="float">
            <text:p>3.90847</text:p>
          </table:table-cell>
          <table:table-cell office:value-type="string" calcext:value-type="string">
            <text:p>conn#</text:p>
          </table:table-cell>
          <table:table-cell office:value-type="float" office:value="3.90847" calcext:value-type="float">
            <text:p>3.908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94069" calcext:value-type="float">
            <text:p>3.94069</text:p>
          </table:table-cell>
          <table:table-cell office:value-type="string" calcext:value-type="string">
            <text:p>conn#</text:p>
          </table:table-cell>
          <table:table-cell office:value-type="float" office:value="3.94069" calcext:value-type="float">
            <text:p>3.940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94939" calcext:value-type="float">
            <text:p>3.94939</text:p>
          </table:table-cell>
          <table:table-cell office:value-type="string" calcext:value-type="string">
            <text:p>conn#</text:p>
          </table:table-cell>
          <table:table-cell office:value-type="float" office:value="3.94939" calcext:value-type="float">
            <text:p>3.94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conn#</text:p>
          </table:table-cell>
          <table:table-cell office:value-type="float" office:value="4.0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conn#</text:p>
          </table:table-cell>
          <table:table-cell office:value-type="float" office:value="4.011" calcext:value-type="float">
            <text:p>4.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2" calcext:value-type="float">
            <text:p>4.012</text:p>
          </table:table-cell>
          <table:table-cell office:value-type="string" calcext:value-type="string">
            <text:p>conn#</text:p>
          </table:table-cell>
          <table:table-cell office:value-type="float" office:value="4.012" calcext:value-type="float">
            <text:p>4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3" calcext:value-type="float">
            <text:p>4.013</text:p>
          </table:table-cell>
          <table:table-cell office:value-type="string" calcext:value-type="string">
            <text:p>conn#</text:p>
          </table:table-cell>
          <table:table-cell office:value-type="float" office:value="4.013" calcext:value-type="float">
            <text:p>4.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4" calcext:value-type="float">
            <text:p>4.014</text:p>
          </table:table-cell>
          <table:table-cell office:value-type="string" calcext:value-type="string">
            <text:p>conn#</text:p>
          </table:table-cell>
          <table:table-cell office:value-type="float" office:value="4.014" calcext:value-type="float">
            <text:p>4.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5" calcext:value-type="float">
            <text:p>4.015</text:p>
          </table:table-cell>
          <table:table-cell office:value-type="string" calcext:value-type="string">
            <text:p>conn#</text:p>
          </table:table-cell>
          <table:table-cell office:value-type="float" office:value="4.015" calcext:value-type="float">
            <text:p>4.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6" calcext:value-type="float">
            <text:p>4.016</text:p>
          </table:table-cell>
          <table:table-cell office:value-type="string" calcext:value-type="string">
            <text:p>conn#</text:p>
          </table:table-cell>
          <table:table-cell office:value-type="float" office:value="4.016" calcext:value-type="float">
            <text:p>4.0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7" calcext:value-type="float">
            <text:p>4.017</text:p>
          </table:table-cell>
          <table:table-cell office:value-type="string" calcext:value-type="string">
            <text:p>conn#</text:p>
          </table:table-cell>
          <table:table-cell office:value-type="float" office:value="4.017" calcext:value-type="float">
            <text:p>4.0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8" calcext:value-type="float">
            <text:p>4.018</text:p>
          </table:table-cell>
          <table:table-cell office:value-type="string" calcext:value-type="string">
            <text:p>conn#</text:p>
          </table:table-cell>
          <table:table-cell office:value-type="float" office:value="4.018" calcext:value-type="float">
            <text:p>4.0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9" calcext:value-type="float">
            <text:p>4.019</text:p>
          </table:table-cell>
          <table:table-cell office:value-type="string" calcext:value-type="string">
            <text:p>conn#</text:p>
          </table:table-cell>
          <table:table-cell office:value-type="float" office:value="4.019" calcext:value-type="float">
            <text:p>4.0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conn#</text:p>
          </table:table-cell>
          <table:table-cell office:value-type="float" office:value="4.02" calcext:value-type="float">
            <text:p>4.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1" calcext:value-type="float">
            <text:p>4.021</text:p>
          </table:table-cell>
          <table:table-cell office:value-type="string" calcext:value-type="string">
            <text:p>conn#</text:p>
          </table:table-cell>
          <table:table-cell office:value-type="float" office:value="4.021" calcext:value-type="float">
            <text:p>4.0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2" calcext:value-type="float">
            <text:p>4.022</text:p>
          </table:table-cell>
          <table:table-cell office:value-type="string" calcext:value-type="string">
            <text:p>conn#</text:p>
          </table:table-cell>
          <table:table-cell office:value-type="float" office:value="4.022" calcext:value-type="float">
            <text:p>4.0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3" calcext:value-type="float">
            <text:p>4.023</text:p>
          </table:table-cell>
          <table:table-cell office:value-type="string" calcext:value-type="string">
            <text:p>conn#</text:p>
          </table:table-cell>
          <table:table-cell office:value-type="float" office:value="4.023" calcext:value-type="float">
            <text:p>4.0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4" calcext:value-type="float">
            <text:p>4.024</text:p>
          </table:table-cell>
          <table:table-cell office:value-type="string" calcext:value-type="string">
            <text:p>conn#</text:p>
          </table:table-cell>
          <table:table-cell office:value-type="float" office:value="4.024" calcext:value-type="float">
            <text:p>4.0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4" calcext:value-type="float">
            <text:p>4.024</text:p>
          </table:table-cell>
          <table:table-cell office:value-type="string" calcext:value-type="string">
            <text:p>conn#</text:p>
          </table:table-cell>
          <table:table-cell office:value-type="float" office:value="4.024" calcext:value-type="float">
            <text:p>4.0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5" calcext:value-type="float">
            <text:p>4.025</text:p>
          </table:table-cell>
          <table:table-cell office:value-type="string" calcext:value-type="string">
            <text:p>conn#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6" calcext:value-type="float">
            <text:p>4.026</text:p>
          </table:table-cell>
          <table:table-cell office:value-type="string" calcext:value-type="string">
            <text:p>conn#</text:p>
          </table:table-cell>
          <table:table-cell office:value-type="float" office:value="4.026" calcext:value-type="float">
            <text:p>4.0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7" calcext:value-type="float">
            <text:p>4.027</text:p>
          </table:table-cell>
          <table:table-cell office:value-type="string" calcext:value-type="string">
            <text:p>conn#</text:p>
          </table:table-cell>
          <table:table-cell office:value-type="float" office:value="4.027" calcext:value-type="float">
            <text:p>4.02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conn#</text:p>
          </table:table-cell>
          <table:table-cell office:value-type="float" office:value="4.028" calcext:value-type="float">
            <text:p>4.0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9" calcext:value-type="float">
            <text:p>4.029</text:p>
          </table:table-cell>
          <table:table-cell office:value-type="string" calcext:value-type="string">
            <text:p>conn#</text:p>
          </table:table-cell>
          <table:table-cell office:value-type="float" office:value="4.029" calcext:value-type="float">
            <text:p>4.02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conn#</text:p>
          </table:table-cell>
          <table:table-cell office:value-type="float" office:value="4.03" calcext:value-type="float">
            <text:p>4.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1" calcext:value-type="float">
            <text:p>4.031</text:p>
          </table:table-cell>
          <table:table-cell office:value-type="string" calcext:value-type="string">
            <text:p>conn#</text:p>
          </table:table-cell>
          <table:table-cell office:value-type="float" office:value="4.031" calcext:value-type="float">
            <text:p>4.0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2" calcext:value-type="float">
            <text:p>4.032</text:p>
          </table:table-cell>
          <table:table-cell office:value-type="string" calcext:value-type="string">
            <text:p>conn#</text:p>
          </table:table-cell>
          <table:table-cell office:value-type="float" office:value="4.032" calcext:value-type="float">
            <text:p>4.0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3" calcext:value-type="float">
            <text:p>4.033</text:p>
          </table:table-cell>
          <table:table-cell office:value-type="string" calcext:value-type="string">
            <text:p>conn#</text:p>
          </table:table-cell>
          <table:table-cell office:value-type="float" office:value="4.033" calcext:value-type="float">
            <text:p>4.0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5463" calcext:value-type="float">
            <text:p>4.05463</text:p>
          </table:table-cell>
          <table:table-cell office:value-type="string" calcext:value-type="string">
            <text:p>conn#</text:p>
          </table:table-cell>
          <table:table-cell office:value-type="float" office:value="4.05463" calcext:value-type="float">
            <text:p>4.054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0991" calcext:value-type="float">
            <text:p>4.30991</text:p>
          </table:table-cell>
          <table:table-cell office:value-type="string" calcext:value-type="string">
            <text:p>conn#</text:p>
          </table:table-cell>
          <table:table-cell office:value-type="float" office:value="4.30991" calcext:value-type="float">
            <text:p>4.309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2263" calcext:value-type="float">
            <text:p>4.32263</text:p>
          </table:table-cell>
          <table:table-cell office:value-type="string" calcext:value-type="string">
            <text:p>conn#</text:p>
          </table:table-cell>
          <table:table-cell office:value-type="float" office:value="4.32263" calcext:value-type="float">
            <text:p>4.322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47242" calcext:value-type="float">
            <text:p>4.47242</text:p>
          </table:table-cell>
          <table:table-cell office:value-type="string" calcext:value-type="string">
            <text:p>conn#</text:p>
          </table:table-cell>
          <table:table-cell office:value-type="float" office:value="4.47242" calcext:value-type="float">
            <text:p>4.472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3744" calcext:value-type="float">
            <text:p>4.53744</text:p>
          </table:table-cell>
          <table:table-cell office:value-type="string" calcext:value-type="string">
            <text:p>conn#</text:p>
          </table:table-cell>
          <table:table-cell office:value-type="float" office:value="4.53744" calcext:value-type="float">
            <text:p>4.53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5834" calcext:value-type="float">
            <text:p>4.55834</text:p>
          </table:table-cell>
          <table:table-cell office:value-type="string" calcext:value-type="string">
            <text:p>conn#</text:p>
          </table:table-cell>
          <table:table-cell office:value-type="float" office:value="4.55834" calcext:value-type="float">
            <text:p>4.558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0224" calcext:value-type="float">
            <text:p>4.60224</text:p>
          </table:table-cell>
          <table:table-cell office:value-type="string" calcext:value-type="string">
            <text:p>conn#</text:p>
          </table:table-cell>
          <table:table-cell office:value-type="float" office:value="4.60224" calcext:value-type="float">
            <text:p>4.60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281" calcext:value-type="float">
            <text:p>4.6281</text:p>
          </table:table-cell>
          <table:table-cell office:value-type="string" calcext:value-type="string">
            <text:p>conn#</text:p>
          </table:table-cell>
          <table:table-cell office:value-type="float" office:value="4.6281" calcext:value-type="float">
            <text:p>4.62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8822" calcext:value-type="float">
            <text:p>4.68822</text:p>
          </table:table-cell>
          <table:table-cell office:value-type="string" calcext:value-type="string">
            <text:p>conn#</text:p>
          </table:table-cell>
          <table:table-cell office:value-type="float" office:value="4.68822" calcext:value-type="float">
            <text:p>4.688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8893" calcext:value-type="float">
            <text:p>4.68893</text:p>
          </table:table-cell>
          <table:table-cell office:value-type="string" calcext:value-type="string">
            <text:p>conn#</text:p>
          </table:table-cell>
          <table:table-cell office:value-type="float" office:value="4.68893" calcext:value-type="float">
            <text:p>4.688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9318" calcext:value-type="float">
            <text:p>4.69318</text:p>
          </table:table-cell>
          <table:table-cell office:value-type="string" calcext:value-type="string">
            <text:p>conn#</text:p>
          </table:table-cell>
          <table:table-cell office:value-type="float" office:value="4.69318" calcext:value-type="float">
            <text:p>4.693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193" calcext:value-type="float">
            <text:p>4.7193</text:p>
          </table:table-cell>
          <table:table-cell office:value-type="string" calcext:value-type="string">
            <text:p>conn#</text:p>
          </table:table-cell>
          <table:table-cell office:value-type="float" office:value="4.7193" calcext:value-type="float">
            <text:p>4.71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2101" calcext:value-type="float">
            <text:p>4.72101</text:p>
          </table:table-cell>
          <table:table-cell office:value-type="string" calcext:value-type="string">
            <text:p>conn#</text:p>
          </table:table-cell>
          <table:table-cell office:value-type="float" office:value="4.72101" calcext:value-type="float">
            <text:p>4.72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3233" calcext:value-type="float">
            <text:p>4.73233</text:p>
          </table:table-cell>
          <table:table-cell office:value-type="string" calcext:value-type="string">
            <text:p>conn#</text:p>
          </table:table-cell>
          <table:table-cell office:value-type="float" office:value="4.73233" calcext:value-type="float">
            <text:p>4.732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5194" calcext:value-type="float">
            <text:p>4.75194</text:p>
          </table:table-cell>
          <table:table-cell office:value-type="string" calcext:value-type="string">
            <text:p>conn#</text:p>
          </table:table-cell>
          <table:table-cell office:value-type="float" office:value="4.75194" calcext:value-type="float">
            <text:p>4.75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5467" calcext:value-type="float">
            <text:p>4.75467</text:p>
          </table:table-cell>
          <table:table-cell office:value-type="string" calcext:value-type="string">
            <text:p>conn#</text:p>
          </table:table-cell>
          <table:table-cell office:value-type="float" office:value="4.75467" calcext:value-type="float">
            <text:p>4.75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6712" calcext:value-type="float">
            <text:p>4.76712</text:p>
          </table:table-cell>
          <table:table-cell office:value-type="string" calcext:value-type="string">
            <text:p>conn#</text:p>
          </table:table-cell>
          <table:table-cell office:value-type="float" office:value="4.76712" calcext:value-type="float">
            <text:p>4.76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8703" calcext:value-type="float">
            <text:p>4.78703</text:p>
          </table:table-cell>
          <table:table-cell office:value-type="string" calcext:value-type="string">
            <text:p>conn#</text:p>
          </table:table-cell>
          <table:table-cell office:value-type="float" office:value="4.78703" calcext:value-type="float">
            <text:p>4.78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9975" calcext:value-type="float">
            <text:p>4.79975</text:p>
          </table:table-cell>
          <table:table-cell office:value-type="string" calcext:value-type="string">
            <text:p>conn#</text:p>
          </table:table-cell>
          <table:table-cell office:value-type="float" office:value="4.79975" calcext:value-type="float">
            <text:p>4.79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83652" calcext:value-type="float">
            <text:p>4.83652</text:p>
          </table:table-cell>
          <table:table-cell office:value-type="string" calcext:value-type="string">
            <text:p>conn#</text:p>
          </table:table-cell>
          <table:table-cell office:value-type="float" office:value="4.83652" calcext:value-type="float">
            <text:p>4.836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86182" calcext:value-type="float">
            <text:p>4.86182</text:p>
          </table:table-cell>
          <table:table-cell office:value-type="string" calcext:value-type="string">
            <text:p>conn#</text:p>
          </table:table-cell>
          <table:table-cell office:value-type="float" office:value="4.86182" calcext:value-type="float">
            <text:p>4.86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86665" calcext:value-type="float">
            <text:p>4.86665</text:p>
          </table:table-cell>
          <table:table-cell office:value-type="string" calcext:value-type="string">
            <text:p>conn#</text:p>
          </table:table-cell>
          <table:table-cell office:value-type="float" office:value="4.86665" calcext:value-type="float">
            <text:p>4.86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87062" calcext:value-type="float">
            <text:p>4.87062</text:p>
          </table:table-cell>
          <table:table-cell office:value-type="string" calcext:value-type="string">
            <text:p>conn#</text:p>
          </table:table-cell>
          <table:table-cell office:value-type="float" office:value="4.87062" calcext:value-type="float">
            <text:p>4.87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90971" calcext:value-type="float">
            <text:p>4.90971</text:p>
          </table:table-cell>
          <table:table-cell office:value-type="string" calcext:value-type="string">
            <text:p>conn#</text:p>
          </table:table-cell>
          <table:table-cell office:value-type="float" office:value="4.90971" calcext:value-type="float">
            <text:p>4.909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94406" calcext:value-type="float">
            <text:p>4.94406</text:p>
          </table:table-cell>
          <table:table-cell office:value-type="string" calcext:value-type="string">
            <text:p>conn#</text:p>
          </table:table-cell>
          <table:table-cell office:value-type="float" office:value="4.94406" calcext:value-type="float">
            <text:p>4.9440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22:06:49.100694257</dc:date>
    <meta:editing-duration>PT2M47S</meta:editing-duration>
    <meta:editing-cycles>1</meta:editing-cycles>
    <meta:document-statistic meta:table-count="1" meta:cell-count="1733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27cm" svg:y="0.316cm" chart:style-name="ch2">
          <text:p>Weighted-Least-conn</text:p>
        </chart:title>
        <chart:legend chart:legend-position="end" svg:x="13.518cm" svg:y="3.454cm" style:legend-expansion="high" chart:style-name="ch3"/>
        <chart:plot-area chart:style-name="ch4" table:cell-range-address="'t5-wlc'.E1:'t5-wlc'.I193" chart:data-source-has-labels="row" svg:x="0.32cm" svg:y="1.301cm" svg:width="12.878cm" svg:height="7.519cm">
          <chartooo:coordinate-region svg:x="0.941cm" svg:y="1.5cm" svg:width="12.017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5-wlc'.F2:'t5-wlc'.F193" chart:label-cell-address="'t5-wlc'.F1:'t5-wlc'.F1" chart:class="chart:scatter">
            <chart:domain table:cell-range-address="'t5-wlc'.E2:'t5-wlc'.E193"/>
            <chart:data-point chart:repeated="192"/>
          </chart:series>
          <chart:series chart:style-name="ch8" chart:values-cell-range-address="'t5-wlc'.G2:'t5-wlc'.G193" chart:label-cell-address="'t5-wlc'.G1:'t5-wlc'.G1" chart:class="chart:scatter">
            <chart:data-point chart:repeated="192"/>
          </chart:series>
          <chart:series chart:style-name="ch9" chart:values-cell-range-address="'t5-wlc'.H2:'t5-wlc'.H193" chart:label-cell-address="'t5-wlc'.H1:'t5-wlc'.H1" chart:class="chart:scatter">
            <chart:data-point chart:repeated="192"/>
          </chart:series>
          <chart:series chart:style-name="ch10" chart:values-cell-range-address="'t5-wlc'.I2:'t5-wlc'.I193" chart:label-cell-address="'t5-wlc'.I1:'t5-wlc'.I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rver1</text:p>
                <draw:g>
                  <svg:desc>'t5-wlc'.F1:'t5-wlc'.F1</svg:desc>
                </draw:g>
              </table:table-cell>
              <table:table-cell office:value-type="string">
                <text:p>server2</text:p>
                <draw:g>
                  <svg:desc>'t5-wlc'.G1:'t5-wlc'.G1</svg:desc>
                </draw:g>
              </table:table-cell>
              <table:table-cell office:value-type="string">
                <text:p>server3</text:p>
                <draw:g>
                  <svg:desc>'t5-wlc'.H1:'t5-wlc'.H1</svg:desc>
                </draw:g>
              </table:table-cell>
              <table:table-cell office:value-type="string">
                <text:p>server4</text:p>
                <draw:g>
                  <svg:desc>'t5-wlc'.I1:'t5-wlc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t5-wlc'.E2:'t5-wlc'.E193</svg:desc>
                </draw:g>
              </table:table-cell>
              <table:table-cell office:value-type="float" office:value="1">
                <text:p>1</text:p>
                <draw:g>
                  <svg:desc>'t5-wlc'.F2:'t5-wlc'.F193</svg:desc>
                </draw:g>
              </table:table-cell>
              <table:table-cell office:value-type="float" office:value="0">
                <text:p>0</text:p>
                <draw:g>
                  <svg:desc>'t5-wlc'.G2:'t5-wlc'.G193</svg:desc>
                </draw:g>
              </table:table-cell>
              <table:table-cell office:value-type="float" office:value="0">
                <text:p>0</text:p>
                <draw:g>
                  <svg:desc>'t5-wlc'.H2:'t5-wlc'.H193</svg:desc>
                </draw:g>
              </table:table-cell>
              <table:table-cell office:value-type="float" office:value="0">
                <text:p>0</text:p>
                <draw:g>
                  <svg:desc>'t5-wlc'.I2:'t5-wlc'.I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394">
                <text:p>1.3239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8182">
                <text:p>1.3818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765">
                <text:p>1.407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1678">
                <text:p>1.516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496">
                <text:p>1.5449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043">
                <text:p>1.5604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6297">
                <text:p>1.562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2139">
                <text:p>1.6213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6523">
                <text:p>1.665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717">
                <text:p>1.677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0459">
                <text:p>1.704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0752">
                <text:p>1.707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0839">
                <text:p>1.708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2015">
                <text:p>1.720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2309">
                <text:p>1.723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37">
                <text:p>1.73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3646">
                <text:p>1.736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4022">
                <text:p>1.740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4449">
                <text:p>1.744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837">
                <text:p>1.74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4985">
                <text:p>1.74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5399">
                <text:p>1.75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8875">
                <text:p>1.78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983">
                <text:p>1.7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11">
                <text:p>2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12">
                <text:p>2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13">
                <text:p>2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14">
                <text:p>2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15">
                <text:p>2.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16">
                <text:p>2.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17">
                <text:p>2.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18">
                <text:p>2.0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19">
                <text:p>2.0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2">
                <text:p>2.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1">
                <text:p>2.0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22">
                <text:p>2.0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23">
                <text:p>2.0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24">
                <text:p>2.0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25">
                <text:p>2.0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26">
                <text:p>2.0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27">
                <text:p>2.0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28">
                <text:p>2.0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29">
                <text:p>2.02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3">
                <text:p>2.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31">
                <text:p>2.0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32">
                <text:p>2.0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33">
                <text:p>2.0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6241">
                <text:p>2.362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6418">
                <text:p>2.564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8498">
                <text:p>2.584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0752">
                <text:p>2.607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989">
                <text:p>2.619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4311">
                <text:p>2.643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5132">
                <text:p>2.651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632">
                <text:p>2.656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809">
                <text:p>2.668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726">
                <text:p>2.672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75">
                <text:p>2.6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8406">
                <text:p>2.684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9163">
                <text:p>2.691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96">
                <text:p>2.6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1735">
                <text:p>2.717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2635">
                <text:p>2.726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162">
                <text:p>2.731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231">
                <text:p>2.732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704">
                <text:p>2.77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7514">
                <text:p>2.77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7765">
                <text:p>2.77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8035">
                <text:p>2.78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9403">
                <text:p>2.79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2508">
                <text:p>2.82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11">
                <text:p>3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12">
                <text:p>3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13">
                <text:p>3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14">
                <text:p>3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15">
                <text:p>3.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16">
                <text:p>3.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17">
                <text:p>3.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18">
                <text:p>3.0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19">
                <text:p>3.0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2">
                <text:p>3.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21">
                <text:p>3.0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22">
                <text:p>3.0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23">
                <text:p>3.0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24">
                <text:p>3.0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25">
                <text:p>3.0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26">
                <text:p>3.0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27">
                <text:p>3.0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28">
                <text:p>3.0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29">
                <text:p>3.02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31">
                <text:p>3.0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32">
                <text:p>3.0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33">
                <text:p>3.0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7116">
                <text:p>3.371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279">
                <text:p>3.42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5581">
                <text:p>3.5558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6034">
                <text:p>3.560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1975">
                <text:p>3.6197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5175">
                <text:p>3.6517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7608">
                <text:p>3.676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2742">
                <text:p>3.7274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5744">
                <text:p>3.7574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75971">
                <text:p>3.7597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77488">
                <text:p>3.7748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7939">
                <text:p>3.7793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8586">
                <text:p>3.7858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7926">
                <text:p>3.792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2358">
                <text:p>3.823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264">
                <text:p>3.82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5362">
                <text:p>3.853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7909">
                <text:p>3.879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7955">
                <text:p>3.87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847">
                <text:p>3.908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4069">
                <text:p>3.940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4939">
                <text:p>3.94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011">
                <text:p>4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012">
                <text:p>4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013">
                <text:p>4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14">
                <text:p>4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015">
                <text:p>4.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016">
                <text:p>4.0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017">
                <text:p>4.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018">
                <text:p>4.0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19">
                <text:p>4.0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2">
                <text:p>4.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21">
                <text:p>4.0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22">
                <text:p>4.0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23">
                <text:p>4.0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24">
                <text:p>4.0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24">
                <text:p>4.0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25">
                <text:p>4.0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026">
                <text:p>4.0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27">
                <text:p>4.0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28">
                <text:p>4.0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29">
                <text:p>4.02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3">
                <text:p>4.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31">
                <text:p>4.0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32">
                <text:p>4.0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33">
                <text:p>4.0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5463">
                <text:p>4.054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0991">
                <text:p>4.3099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2263">
                <text:p>4.322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7242">
                <text:p>4.472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53744">
                <text:p>4.537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5834">
                <text:p>4.558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0224">
                <text:p>4.602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281">
                <text:p>4.628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68822">
                <text:p>4.688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68893">
                <text:p>4.6889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9318">
                <text:p>4.693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193">
                <text:p>4.719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2101">
                <text:p>4.721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3233">
                <text:p>4.732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5194">
                <text:p>4.7519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5467">
                <text:p>4.754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6712">
                <text:p>4.767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8703">
                <text:p>4.787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9975">
                <text:p>4.799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83652">
                <text:p>4.836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86182">
                <text:p>4.861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86665">
                <text:p>4.86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87062">
                <text:p>4.870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90971">
                <text:p>4.909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94406">
                <text:p>4.9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